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AE5CAA07F4C7F7F.png" manifest:media-type="image/png"/>
  <manifest:file-entry manifest:full-path="Pictures/1000000000000556000003000DEF901607D99D9C.png" manifest:media-type="image/png"/>
  <manifest:file-entry manifest:full-path="Pictures/1000000000000556000003009B0C80D3014D50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cm" svg:y="-1cm" svg:width="17cm" svg:height="9.557cm" draw:z-index="0"><draw:image xlink:href="Pictures/1000000000000556000003009B0C80D3014D507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17cm" svg:height="9.557cm" draw:z-index="1"><draw:image xlink:href="Pictures/1000000000000556000003000DEF901607D99D9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17cm" svg:height="9.557cm" draw:z-index="2"><draw:image xlink:href="Pictures/1000000000000556000003001AE5CAA07F4C7F7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7:47:02.113716764</meta:creation-date>
    <dc:date>2017-03-04T17:48:18.063346749</dc:date>
    <meta:editing-duration>PT1M16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